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2000001F7750455FC5BFCA046.png" manifest:media-type="image/png"/>
  <manifest:file-entry manifest:full-path="Pictures/100002010000033000000265201552BD57A0B2A8.png" manifest:media-type="image/png"/>
  <manifest:file-entry manifest:full-path="Pictures/100002010000033200000263BA84ABD77F7F1130.png" manifest:media-type="image/png"/>
  <manifest:file-entry manifest:full-path="Pictures/1000020100000332000002631F06510617BB0D2C.png" manifest:media-type="image/png"/>
  <manifest:file-entry manifest:full-path="Pictures/10000000000003C0000005002DBB44A29DC2C4CB.jpg" manifest:media-type="image/jpeg"/>
  <manifest:file-entry manifest:full-path="Pictures/10000201000003DE000001F9598D33135934D5D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width="0.212cm" svg:stroke-color="#ff0000" draw:marker-start-width="0.518cm" draw:marker-end-width="0.518cm" draw:fill="none" draw:textarea-horizontal-align="center" draw:textarea-vertical-align="middle" draw:color-mode="standard" draw:luminance="0%" draw:contrast="0%" draw:gamma="9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212cm" svg:stroke-color="#ff0000" draw:marker-start-width="0.518cm" draw:marker-end-width="0.518cm" draw:fill="none" draw:textarea-horizontal-align="justify" draw:textarea-vertical-align="middle" draw:auto-grow-height="false" fo:min-height="6.647cm" fo:min-width="6.397cm" fo:padding-top="0.231cm" fo:padding-bottom="0.231cm" fo:padding-left="0.356cm" fo:padding-right="0.356cm"/>
    </style:style>
    <style:style style:name="gr5" style:family="graphic" style:parent-style-name="objectwithoutfill">
      <style:graphic-properties svg:stroke-width="0.212cm" svg:stroke-color="#ff0000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stroke="none" svg:stroke-color="#000000" draw:fill="none" draw:fill-color="#ffffff" draw:opacity="100%" draw:opacity-name="" draw:textarea-horizontal-align="left" draw:auto-grow-height="true" draw:auto-grow-width="false" fo:min-height="3.608cm" fo:min-width="0cm"/>
      <style:paragraph-properties style:writing-mode="lr-tb"/>
    </style:style>
    <style:style style:name="gr7" style:family="graphic" style:parent-style-name="standard">
      <style:graphic-properties draw:stroke="none" draw:fill="none" fo:min-height="1.26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fo:color="#8d1d75" fo:font-weight="bold" fo:background-color="#ffff00"/>
    </style:style>
    <style:style style:name="P5" style:family="paragraph">
      <loext:graphic-properties draw:fill="none" draw:fill-color="#ffffff" draw:opacity="100%"/>
      <style:text-properties fo:color="#8d1d75" fo:font-size="22pt" fo:font-weight="bold" fo:background-color="#ffff00" style:font-size-asian="22pt" style:font-size-complex="22pt"/>
    </style:style>
    <style:style style:name="P6" style:family="paragraph">
      <style:text-properties fo:font-weight="bold"/>
    </style:style>
    <style:style style:name="P7" style:family="paragraph">
      <loext:graphic-properties draw:fill="none"/>
      <style:text-properties fo:font-size="15pt" fo:font-weight="bold" style:font-size-asian="15pt" style:font-size-complex="15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8d1d75" fo:font-size="26pt" fo:background-color="#ffff00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13cm" svg:height="12.326cm" svg:x="2.209cm" svg:y="4.289cm">
          <draw:image xlink:href="Pictures/10000201000003DE000001F9598D33135934D5D1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5.939cm" svg:height="19.393cm" svg:x="1.001cm" svg:y="1.099cm">
          <draw:image xlink:href="Pictures/1000020100000332000002631F06510617BB0D2C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25.939cm" svg:height="19.393cm" svg:x="1.001cm" svg:y="1.099cm">
          <draw:image xlink:href="Pictures/100002010000033200000263BA84ABD77F7F1130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frame draw:style-name="gr1" draw:text-style-name="P1" draw:layer="layout" svg:width="28.398cm" svg:height="21.317cm" svg:x="2.294cm" svg:y="0.667cm">
          <draw:image xlink:href="Pictures/100002010000033000000265201552BD57A0B2A8.png" xlink:type="simple" xlink:show="embed" xlink:actuate="onLoad" loext:mime-type="image/png">
            <text:p/>
          </draw:image>
        </draw:frame>
      </draw:page>
      <draw:page draw:name="page5" draw:style-name="dp1" draw:master-page-name="Default">
        <draw:g>
          <draw:frame draw:style-name="gr2" draw:text-style-name="P2" draw:layer="layout" svg:width="17.924cm" svg:height="23.9cm" svg:x="0.248cm" svg:y="3.661cm">
            <draw:image xlink:href="Pictures/10000000000003C0000005002DBB44A29DC2C4CB.jpg" xlink:type="simple" xlink:show="embed" xlink:actuate="onLoad" loext:mime-type="image/jpeg">
              <text:p/>
            </draw:image>
          </draw:frame>
          <draw:frame draw:style-name="gr3" draw:text-style-name="P1" draw:layer="layout" svg:width="28.398cm" svg:height="21.317cm" svg:x="18.846cm" svg:y="3.926cm">
            <draw:image xlink:href="Pictures/100002010000033000000265201552BD57A0B2A8.png" xlink:type="simple" xlink:show="embed" xlink:actuate="onLoad" loext:mime-type="image/png">
              <text:p/>
            </draw:image>
          </draw:frame>
          <draw:custom-shape draw:style-name="gr4" draw:text-style-name="P1" xml:id="id1" draw:id="id1" draw:layer="layout" svg:width="10.051cm" svg:height="10.051cm" svg:x="5.85cm" svg:y="6.2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3" draw:layer="layout" draw:type="line" svg:x1="10.876cm" svg:y1="6.261cm" svg:x2="18.676cm" svg:y2="3.901cm" draw:start-shape="id1" draw:start-glue-point="4" svg:d="M10876 6261l7800-2360" svg:viewBox="0 0 7801 2361">
            <text:p/>
          </draw:connector>
          <draw:connector draw:style-name="gr5" draw:text-style-name="P3" draw:layer="layout" draw:type="line" svg:x1="7.321cm" svg:y1="14.841cm" svg:x2="18.676cm" svg:y2="25.275cm" draw:start-shape="id1" draw:start-glue-point="7" svg:d="M7321 14841l11355 10434" svg:viewBox="0 0 11356 10435">
            <text:p/>
          </draw:connector>
        </draw:g>
      </draw:page>
      <draw:page draw:name="page6" draw:style-name="dp1" draw:master-page-name="Default">
        <draw:g>
          <draw:g>
            <draw:frame draw:style-name="gr2" draw:text-style-name="P2" draw:layer="layout" svg:width="17.924cm" svg:height="23.9cm" svg:x="4.748cm" svg:y="10.361cm">
              <draw:image xlink:href="Pictures/10000000000003C0000005002DBB44A29DC2C4CB.jpg" xlink:type="simple" xlink:show="embed" xlink:actuate="onLoad" loext:mime-type="image/jpeg">
                <text:p/>
              </draw:image>
            </draw:frame>
            <draw:frame draw:style-name="gr3" draw:text-style-name="P1" draw:layer="layout" svg:width="28.398cm" svg:height="21.317cm" svg:x="23.346cm" svg:y="10.626cm">
              <draw:image xlink:href="Pictures/100002010000033000000265201552BD57A0B2A8.png" xlink:type="simple" xlink:show="embed" xlink:actuate="onLoad" loext:mime-type="image/png">
                <text:p/>
              </draw:image>
            </draw:frame>
            <draw:custom-shape draw:style-name="gr4" draw:text-style-name="P1" xml:id="id2" draw:id="id2" draw:layer="layout" svg:width="10.051cm" svg:height="10.051cm" svg:x="10.35cm" svg:y="12.9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3" draw:layer="layout" draw:type="line" svg:x1="15.376cm" svg:y1="12.961cm" svg:x2="23.176cm" svg:y2="10.601cm" draw:start-shape="id2" draw:start-glue-point="4" svg:d="M15376 12961l7800-2360" svg:viewBox="0 0 7801 2361">
              <text:p/>
            </draw:connector>
            <draw:connector draw:style-name="gr5" draw:text-style-name="P3" draw:layer="layout" draw:type="line" svg:x1="11.821cm" svg:y1="21.541cm" svg:x2="23.176cm" svg:y2="31.975cm" draw:start-shape="id2" draw:start-glue-point="7" svg:d="M11821 21541l11355 10434" svg:viewBox="0 0 11356 10435">
              <text:p/>
            </draw:connector>
          </draw:g>
          <draw:frame draw:style-name="gr6" draw:text-style-name="P5" draw:layer="layout" svg:width="2.971cm" svg:height="3.858cm" svg:x="33.066cm" svg:y="17.197cm">
            <draw:text-box>
              <text:p text:style-name="P4"><text:span text:style-name="T1">28*</text:span></text:p>
            </draw:text-box>
          </draw:frame>
          <draw:frame draw:style-name="gr7" draw:text-style-name="P7" draw:layer="layout" svg:width="15.365cm" svg:height="1.518cm" svg:x="27.286cm" svg:y="32.57cm">
            <draw:text-box>
              <text:p text:style-name="P6"><text:span text:style-name="T2">*This might not be your age</text:span></text:p>
            </draw:text-box>
          </draw:frame>
        </draw:g>
      </draw:page>
      <draw:page draw:name="page7" draw:style-name="dp1" draw:master-page-name="Default">
        <draw:frame draw:style-name="gr2" draw:text-style-name="P2" draw:layer="layout" svg:width="47.208cm" svg:height="23.9cm" svg:x="4.748cm" svg:y="10.361cm">
          <draw:image xlink:href="Pictures/10000201000003E2000001F7750455FC5BFCA046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8T10:58:45.787491123</meta:creation-date>
    <dc:date>2023-04-28T11:49:51.337290093</dc:date>
    <meta:editing-duration>PT19M12S</meta:editing-duration>
    <meta:editing-cycles>4</meta:editing-cycles>
    <meta:generator>LibreOffice/6.4.7.2$Linux_X86_64 LibreOffice_project/40$Build-2</meta:generator>
    <meta:document-statistic meta:object-count="20"/>
  </office:meta>
</office:document-meta>
</file>